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ext-properties fo:font-size="28pt" style:font-size-asian="28pt" style:font-size-complex="28pt"/>
    </style:style>
    <style:style style:name="ce8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1pt" style:font-size-asian="11pt" style:font-size-complex="11pt" style:text-underline-style="solid" style:text-underline-type="single"/>
    </style:style>
    <style:style style:name="ce9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30791666666667cm" style:use-optimal-column-width="true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1.668125cm"/>
    </style:style>
    <style:style style:name="co9" style:family="table-column">
      <style:table-column-properties fo:break-before="auto" style:column-width="11.05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44.85pt" style:use-optimal-row-height="false" fo:break-before="auto"/>
    </style:style>
    <style:style style:name="ro3" style:family="table-row">
      <style:table-row-properties style:row-height="32.6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_Top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4">
            <text:p>Topic</text:p>
          </table:table-cell>
          <table:table-cell office:value-type="string" table:style-name="ce3">
            <text:p>Commen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27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28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9<text:span text:style-name="T2">th</text:span><text:s/>July 2018</text:p>
          </table:table-cell>
          <table:table-cell table:number-columns-repeated="2" table:style-name="ce2"/>
          <table:table-cell table:number-columns-repeated="16381"/>
        </table:table-row>
        <table:table-row table:style-name="ro6">
          <table:table-cell office:value-type="string" table:style-name="ce2">
            <text:p>30<text:span text:style-name="T2">th</text:span><text:s/>July 2018</text:p>
          </table:table-cell>
          <table:table-cell office:value-type="string" table:style-name="ce2">
            <text:p>generics</text:p>
          </table:table-cell>
          <table:table-cell table:style-name="ce2"/>
          <table:table-cell table:number-columns-repeated="16381"/>
        </table:table-row>
        <table:table-row table:style-name="ro7">
          <table:table-cell office:value-type="string" table:style-name="ce2">
            <text:p>31<text:span text:style-name="T2">st</text:span><text:s/>July 2018</text:p>
          </table:table-cell>
          <table:table-cell office:value-type="string" table:style-name="ce2">
            <text:p>generics wih constrai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<text:span text:style-name="T2">st</text:span><text:s/>August 2018</text:p>
          </table:table-cell>
          <table:table-cell office:value-type="string" table:style-name="ce2">
            <text:p>delegates+generics</text:p>
          </table:table-cell>
          <table:table-cell office:value-type="string" table:style-name="ce2">
            <text:p>IDM installation, windows updat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2<text:span text:style-name="T2">nd</text:span><text:s/>August 2018</text:p>
          </table:table-cell>
          <table:table-cell office:value-type="string" table:style-name="ce2">
            <text:p>eve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</text:p>
          </table:table-cell>
          <table:table-cell office:value-type="string" table:style-name="ce2">
            <text:p>events<text:s/>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4<text:span text:style-name="T2">th</text:span></text:p>
          </table:table-cell>
          <table:table-cell office:value-type="string" table:style-name="ce2">
            <text:p>events with eventArg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5<text:span text:style-name="T2">th</text:span></text:p>
          </table:table-cell>
          <table:table-cell office:value-type="string" table:style-name="ce2">
            <text:p>events example try</text:p>
          </table:table-cell>
          <table:table-cell office:value-type="string" table:style-name="ce2">
            <text:p>resharper download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6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7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8<text:span text:style-name="T2">th</text:span></text:p>
          </table:table-cell>
          <table:table-cell office:value-type="string" table:style-name="ce2">
            <text:p>Extension methods</text:p>
          </table:table-cell>
          <table:table-cell office:value-type="string" table:style-name="ce2">
            <text:p>github<text:s/>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select, where, any,skip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all, typeof&lt;&gt;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20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2<text:span text:style-name="T2">nd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4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sept-7<text:span text:style-name="T2">th<text:s text:c="2"/></text:span>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yFileCopier program(progress bar)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Threads -&gt; with task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------No session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office:value-type="string" table:style-name="ce2">
            <text:p>Complexity-Datastructur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3<text:span text:style-name="T2">th</text:span></text:p>
          </table:table-cell>
          <table:table-cell office:value-type="string" table:style-name="ce2">
            <text:p>Datastructures</text:p>
          </table:table-cell>
          <table:table-cell office:value-type="string" table:style-name="ce2">
            <text:p>Arrays, linked list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4<text:span text:style-name="T2">th</text:span></text:p>
          </table:table-cell>
          <table:table-cell office:value-type="string" table:style-name="ce2">
            <text:p>Datastructures-&gt;Linked List</text:p>
          </table:table-cell>
          <table:table-cell table:style-name="ce2"/>
          <table:table-cell table:number-columns-repeated="16381"/>
        </table:table-row>
        <table:table-row table:number-rows-repeated="1048547" table:style-name="ro8">
          <table:table-cell table:number-columns-repeated="16384"/>
        </table:table-row>
      </table:table>
      <table:table table:name="Algo_Topics" table:style-name="ta2">
        <table:table-column table:style-name="co5" table:default-cell-style-name="ce5"/>
        <table:table-column table:style-name="co6" table:default-cell-style-name="ce1"/>
        <table:table-column table:style-name="co4" table:number-columns-repeated="16382" table:default-cell-style-name="ce1"/>
        <table:table-row table:style-name="ro8">
          <table:table-cell office:value-type="string" table:style-name="ce5">
            <text:p>TO DO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Linked List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office:value-type="string" table:style-name="ce1">
            <text:p>Insertion</text:p>
          </table:table-cell>
          <table:table-cell office:value-type="string" table:style-name="ce1">
            <text:p>29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28<text:span text:style-name="T2">th</text:span><text:s/>sep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ing 2 linked list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ncatenating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oubly Linked List</text:p>
          </table:table-cell>
          <table:table-cell table:number-columns-repeated="16383" table:style-name="ce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7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ircular Linked List</text:p>
          </table:table-cell>
          <table:table-cell table:number-columns-repeated="16383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Arrays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Linked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Circular 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Priority Queu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earching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1<text:span text:style-name="T2">st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Binary</text:p>
          </table:table-cell>
          <table:table-cell office:value-type="string" table:style-name="ce1">
            <text:p>2<text:span text:style-name="T2">n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terpolation Search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orting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Selection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e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Quick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eap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hell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ucke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un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inary Tree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Radix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Address Calculation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ogo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leep Sort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office:value-type="string" table:style-name="ce5">
            <text:p>Recursion</text:p>
          </table:table-cell>
          <table:table-cell table:style-name="ce1"/>
          <table:table-cell office:value-type="string" table:style-name="ce1">
            <text:p>8<text:span text:style-name="T2">th</text:span><text:s/>Oct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/>
        </table:table-row>
        <table:table-row table:style-name="ro8">
          <table:table-cell office:value-type="string" table:style-name="ce5">
            <text:p>Polish Notations</text:p>
          </table:table-cell>
          <table:table-cell office:value-type="string" table:style-name="ce1">
            <text:p>In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fix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Trees</text:p>
          </table:table-cell>
          <table:table-cell office:value-type="string" table:style-name="ce1">
            <text:p>Arra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inked lis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ee Traversal</text:p>
          </table:table-cell>
          <table:table-cell office:value-type="string" table:style-name="ce1">
            <text:p>In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evel Ord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onstructing Binary trees from traversal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Search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ashing</text:p>
          </table:table-cell>
          <table:table-cell office:value-type="string" table:style-name="ce1">
            <text:p>Direct Address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ollis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 Functions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Open Addressing</text:p>
          </table:table-cell>
          <table:table-cell office:value-type="string" table:style-name="ce1">
            <text:p>Linear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Quadratic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ouble 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Separate Chaining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VL Tree</text:p>
          </table:table-cell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Threaded Binary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xpression Tree</text:p>
          </table:table-cell>
          <table:table-cell office:value-type="string" table:style-name="ce1">
            <text:p>Constr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valu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 Tree</text:p>
          </table:table-cell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leaf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non-leaf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aph</text:p>
          </table:table-cell>
          <table:table-cell office:value-type="string" table:style-name="ce1">
            <text:p>Terminolog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ycl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ee and Fore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Li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nsitive closure &amp; Path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Warshall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opological Sor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ongly Connected Componen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osaraju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rjan Algorithm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aversal in graph</text:p>
          </table:table-cell>
          <table:table-cell office:value-type="string" table:style-name="ce1">
            <text:p>BF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nding shortest path in an unweigh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Spanning tre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in 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Web Crawl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Stack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Recurs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undirected Graph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hortest Paths in Graph</text:p>
          </table:table-cell>
          <table:table-cell office:value-type="string" table:style-name="ce1">
            <text:p>Dijkstra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ellman-Ford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hortest Path in Directed Acyclic Graph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ll Pairs shortest paths</text:p>
          </table:table-cell>
          <table:table-cell office:value-type="string" table:style-name="ce1">
            <text:p>Shortest paths and matrix multipl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yd-warshall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Johnson's algorithm for sparse graph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inimum Spanning Tree</text:p>
          </table:table-cell>
          <table:table-cell office:value-type="string" table:style-name="ce1">
            <text:p>Prim's Algo- Laz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ruskal's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's Algo- Eag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ximum flow problem</text:p>
          </table:table-cell>
          <table:table-cell office:value-type="string" table:style-name="ce1">
            <text:p>Basics &amp; Properti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ut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esidual Network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ulkerson Algo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">
            <text:p>Implementation</text:p>
          </table:table-cell>
          <table:table-cell office:value-type="string" table:style-name="ce1">
            <text:p>Edge, Verte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w network clas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ord-Fulkerson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ugmen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partite matching Problem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avelling Salesman Problem</text:p>
          </table:table-cell>
          <table:table-cell office:value-type="string" table:style-name="ce1">
            <text:p>Introducit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mplementation - City, Tour, Algo, 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abu Search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uler Cycl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ata Compression</text:p>
          </table:table-cell>
          <table:table-cell office:value-type="string" table:style-name="ce1">
            <text:p>Run length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uffman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ZW compress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ings</text:p>
          </table:table-cell>
          <table:table-cell office:value-type="string" table:style-name="ce1">
            <text:p>Re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f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repeated substr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rute forc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oyer Moor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binKarp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MP Algo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Red-black tree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xing violation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acktrack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olve some problem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ugmenting data structures</text:p>
          </table:table-cell>
          <table:table-cell office:value-type="string" table:style-name="ce1">
            <text:p>Dynamic order statistic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ow to aug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val trees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Disjoint Se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quivalence Relations and Equivalence Class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deoffs in Implementing 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 (Slow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s (Quick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nalysis of union by rank with path compression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ies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ernary Search Tre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eedy Algorithms</text:p>
          </table:table-cell>
          <table:table-cell office:value-type="string" table:style-name="ce1">
            <text:p>Activity selectio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sk schedul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napsack problem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ivide and Conquer Algorithm</text:p>
          </table:table-cell>
          <table:table-cell office:value-type="string" table:style-name="ce1">
            <text:p>Implement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vantages/Disadvantag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st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ynamic Programm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trix chain multi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Binary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inomial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bonacci heap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trix Operations</text:p>
          </table:table-cell>
          <table:table-cell office:value-type="string" table:style-name="ce1">
            <text:p>Properties of matric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dition, Transpose, Multiplication, Adjoint, In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trassen’s algorithm for matrix multiplica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Number <text:s/>Theoretic Algorithm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GCD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odular arithmetic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hinese remaind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wer of an ele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SA public key cryptosyst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ality test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ger factoriz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pproximation Algorithms</text:p>
          </table:table-cell>
          <table:table-cell office:value-type="string" table:style-name="ce1">
            <text:p>The vertex cover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lling salesma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t cover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bset sum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ndomization and linear programm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NP Completeness</text:p>
          </table:table-cell>
          <table:table-cell office:value-type="string" table:style-name="ce1">
            <text:p>Polynomial time, verif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NP completeness &amp; reducivility, proofs, problems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For more:</text:p>
          </table:table-cell>
          <table:table-cell office:value-type="string" table:style-name="ce6">
            <text:p>https://www.geeksforgeeks.org/practice-for-cracking-any-coding-interview/</text:p>
          </table:table-cell>
          <table:table-cell table:number-columns-repeated="16382"/>
        </table:table-row>
        <table:table-row table:number-rows-repeated="1048312" table:style-name="ro8">
          <table:table-cell table:number-columns-repeated="16384"/>
        </table:table-row>
      </table:table>
      <table:table table:name="Challeng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1" table:default-cell-style-name="ce1"/>
        <table:table-row table:style-name="ro9">
          <table:table-cell office:value-type="string" table:style-name="ce7">
            <text:p>Mathematical Problems</text:p>
          </table:table-cell>
          <table:table-cell office:value-type="string" table:style-name="ce7">
            <text:p>Bit Magic</text:p>
          </table:table-cell>
          <table:table-cell office:value-type="string" table:style-name="ce7">
            <text:p>Backtracking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pattern-set-1/1">1. Print the pattern</text:a></text:p>
          </table:table-cell>
          <table:table-cell office:value-type="string" table:style-name="ce9">
            <text:p><text:a xlink:href="https://practice.geeksforgeeks.org/problems/help-nobita/0">1. Check if a number is even or odd.</text:a></text:p>
          </table:table-cell>
          <table:table-cell office:value-type="string" table:style-name="ce9">
            <text:p><text:a xlink:href="https://practice.geeksforgeeks.org/problems/rat-maze-with-multiple-jumps/0">1. Rat Maze With Multiple Jum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able/0">2. Print table</text:a></text:p>
          </table:table-cell>
          <table:table-cell office:value-type="string" table:style-name="ce9">
            <text:p><text:a xlink:href="https://practice.geeksforgeeks.org/problems/flip-bits/0">2. Number of bit flips</text:a></text:p>
          </table:table-cell>
          <table:table-cell office:value-type="string" table:style-name="ce9">
            <text:p><text:a xlink:href="https://practice.geeksforgeeks.org/problems/coins-and-game/0">2. Coins and Gam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ap/0">3. Series AP</text:a></text:p>
          </table:table-cell>
          <table:table-cell office:value-type="string" table:style-name="ce9">
            <text:p><text:a xlink:href="https://practice.geeksforgeeks.org/problems/game-of-xor/0">3. Game of XOR</text:a></text:p>
          </table:table-cell>
          <table:table-cell office:value-type="string" table:style-name="ce9">
            <text:p><text:a xlink:href="https://practice.geeksforgeeks.org/problems/hamiltonian-path/0">3. Hamiltonian Path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gp/0">4. Series GP</text:a></text:p>
          </table:table-cell>
          <table:table-cell office:value-type="string" table:style-name="ce9">
            <text:p><text:a xlink:href="https://practice.geeksforgeeks.org/problems/find-position-of-set-bit/0">4. Find bit at a position</text:a></text:p>
          </table:table-cell>
          <table:table-cell office:value-type="string" table:style-name="ce9">
            <text:p><text:a xlink:href="https://practice.geeksforgeeks.org/problems/solve-the-sudoku/0">4. Solve the Sudoku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closest-number/0">5. Closest Number</text:a></text:p>
          </table:table-cell>
          <table:table-cell office:value-type="string" table:style-name="ce9">
            <text:p><text:a xlink:href="https://practice.geeksforgeeks.org/problems/swap-all-odd-and-even-bits/0">5. Swap odd and even bits</text:a></text:p>
          </table:table-cell>
          <table:table-cell office:value-type="string" table:style-name="ce9">
            <text:p><text:a xlink:href="https://practice.geeksforgeeks.org/problems/combination-sum-part-2/0">5. Combination Sum – Part 2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armstrong-numbers/0">6. Armstrong Numbers</text:a></text:p>
          </table:table-cell>
          <table:table-cell office:value-type="string" table:style-name="ce9">
            <text:p><text:a xlink:href="https://practice.geeksforgeeks.org/problems/power-of-2/0">6. Power of 2</text:a></text:p>
          </table:table-cell>
          <table:table-cell office:value-type="string" table:style-name="ce9">
            <text:p><text:a xlink:href="https://practice.geeksforgeeks.org/problems/combination-sum/0">6. Combination Su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um-of-digit-is-pallindrome-or-not/0">7. Sum of digits of a number</text:a></text:p>
          </table:table-cell>
          <table:table-cell office:value-type="string" table:style-name="ce9">
            <text:p><text:a xlink:href="https://practice.geeksforgeeks.org/problems/find-the-odd-occurence/0">7. Odd occurring element</text:a></text:p>
          </table:table-cell>
          <table:table-cell office:value-type="string" table:style-name="ce9">
            <text:p><text:a xlink:href="https://practice.geeksforgeeks.org/problems/subsets/0">7. Subset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reverse-digit/0">8. Reverse digits</text:a></text:p>
          </table:table-cell>
          <table:table-cell office:value-type="string" table:style-name="ce9">
            <text:p><text:a xlink:href="https://practice.geeksforgeeks.org/problems/missing-number-in-array/0">8. Missing number in array</text:a></text:p>
          </table:table-cell>
          <table:table-cell office:value-type="string" table:style-name="ce9">
            <text:p><text:a xlink:href="https://practice.geeksforgeeks.org/problems/largest-number-in-k-swaps/0">8. Largest number in K swa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kth-digit/0">9. Print the Kth Digit</text:a></text:p>
          </table:table-cell>
          <table:table-cell office:value-type="string" table:style-name="ce9">
            <text:p><text:a xlink:href="https://practice.geeksforgeeks.org/problems/counting-elements-in-two-arrays/1">9. Index Of an Extra Element</text:a></text:p>
          </table:table-cell>
          <table:table-cell office:value-type="string" table:style-name="ce9">
            <text:p><text:a xlink:href="https://practice.geeksforgeeks.org/problems/m-coloring-problem/0">9. M-Coloring Proble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binary-number-to-decimal-number/0">10. Binary number to decimal number</text:a></text:p>
          </table:table-cell>
          <table:table-cell office:value-type="string" table:style-name="ce9">
            <text:p><text:a xlink:href="https://practice.geeksforgeeks.org/problems/reverse-bits/0">10. Reverse Bits</text:a></text:p>
          </table:table-cell>
          <table:table-cell office:value-type="string" table:style-name="ce9">
            <text:p><text:a xlink:href="https://practice.geeksforgeeks.org/problems/black-and-white/0">10. Black and Whit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jumping-numbers/0">11. Jumping Numbers</text:a></text:p>
          </table:table-cell>
          <table:table-cell office:value-type="string" table:style-name="ce9">
            <text:p><text:a xlink:href="https://practice.geeksforgeeks.org/problems/set-bits/0">11. Count set bits</text:a>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8">
            <text:p><text:a xlink:href="https://practice.geeksforgeeks.org/problems/gcd-of-two-numbers/0">12. GCD of two numbers</text:a></text:p>
          </table:table-cell>
          <table:table-cell office:value-type="string" table:style-name="ce9">
            <text:p><text:a xlink:href="https://practice.geeksforgeeks.org/problems/power-set/0">12. Power Set</text:a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<text:a xlink:href="https://practice.geeksforgeeks.org/problems/lcm-and-gcd/0">13. LCM of two number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add-two-fractions/1">14. Add two fraction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gcd-of-array/0">15. GCD of array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factorial/0">16. Factorial of a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pr/0">17. Compute nP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cr/0">18. Compute nC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largest-prime-factor/0">19. Largest prime facto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erfect-numbers/0">20. Perfect Number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-cube-count/0">21. Pair cube count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find-nth-root-of-m/0">22. Find Nth root of M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rime-number/0">23. Prime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ieve-of-eratosthenes/0">24. Sieve of Eratosthene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um-of-all-prime-numbers-between-1-and-n/0">25. Sum of all prime numbers between 1 and N.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s-of-prime-number/0">26. Pairs of prime numbers</text:a></text:p>
          </table:table-cell>
          <table:table-cell table:number-columns-repeated="16383"/>
        </table:table-row>
        <table:table-row table:number-rows-repeated="1048549" table:style-name="ro8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Mohit</meta:initial-creator>
    <dc:creator>Mohit</dc:creator>
    <meta:creation-date>2018-10-14T21:27:45Z</meta:creation-date>
    <dc:date>2018-10-23T21:46:45Z</dc:date>
  </office:meta>
</office:document-meta>
</file>